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517" officeooo:paragraph-rsid="000b8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weq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0:24:15.138252767</meta:creation-date>
    <dc:date>2021-07-07T20:24:28.633357896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